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aco" svg:font-family="Monaco, Consolas, 'Bitstream Vera Sans Mono', 'Courier New', Courier, monospace"/>
    <style:font-face style:name="Muli" svg:font-family="Muli, sans-serif"/>
    <style:font-face style:name="SFMono-Regular" svg:font-family="SFMono-Regular, Menlo, Monaco, Consolas, 'Liberation Mono', 'Courier New', monospace"/>
    <style:font-face style:name="apple-system" svg:font-family="apple-system, BlinkMacSystemFont, 'Segoe UI', Roboto, Oxygen-Sans, Ubuntu, Cantarell, 'Helvetica Neue', sans-serif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O-Normal">
      <style:text-properties fo:font-size="11pt" fo:font-weight="bold" style:font-size-asian="11pt" style:font-weight-asian="bold" style:font-size-complex="11pt"/>
    </style:style>
    <style:style style:name="P2" style:family="paragraph" style:parent-style-name="LO-Normal">
      <style:text-properties fo:font-size="11pt" style:font-size-asian="11pt" style:font-size-complex="11pt"/>
    </style:style>
    <style:style style:name="P3" style:family="paragraph" style:parent-style-name="LO-Normal">
      <style:paragraph-properties fo:line-height="115%" fo:text-align="justify" style:justify-single-word="false"/>
      <style:text-properties fo:font-size="12pt" style:font-size-asian="12pt" style:font-size-complex="12pt"/>
    </style:style>
    <style:style style:name="P4" style:family="paragraph" style:parent-style-name="LO-Normal">
      <style:paragraph-properties fo:line-height="115%" fo:text-align="justify" style:justify-single-word="false"/>
      <style:text-properties fo:font-size="12pt" officeooo:paragraph-rsid="000b69c7" style:font-size-asian="12pt" style:font-size-complex="12pt"/>
    </style:style>
    <style:style style:name="P5" style:family="paragraph" style:parent-style-name="LO-Normal">
      <style:paragraph-properties fo:line-height="115%" fo:text-align="justify" style:justify-single-word="false"/>
      <style:text-properties fo:font-size="12pt" officeooo:paragraph-rsid="000dc5c5" style:font-size-asian="12pt" style:font-size-complex="12pt"/>
    </style:style>
    <style:style style:name="P6" style:family="paragraph" style:parent-style-name="LO-Normal">
      <style:paragraph-properties fo:line-height="115%" fo:text-align="justify" style:justify-single-word="false"/>
    </style:style>
    <style:style style:name="P7" style:family="paragraph" style:parent-style-name="Heading_20_1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padding="0cm" fo:border="none"/>
      <style:text-properties officeooo:rsid="001f71a5" officeooo:paragraph-rsid="001f71a5"/>
    </style:style>
    <style:style style:name="P8" style:family="paragraph" style:parent-style-name="Heading_20_2">
      <style:paragraph-properties fo:margin-left="0cm" fo:margin-right="0cm" fo:margin-top="1.058cm" fo:margin-bottom="0.794cm" style:contextual-spacing="false" style:line-height-at-least="1.376cm" fo:text-align="start" style:justify-single-word="false" fo:orphans="2" fo:widows="2" fo:text-indent="0cm" style:auto-text-indent="false"/>
      <style:text-properties fo:font-variant="normal" fo:text-transform="none" fo:color="#2f1c6a" loext:opacity="100%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Heading_20_3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padding="0cm" fo:border="none"/>
      <style:text-properties style:font-name="Arial" fo:font-size="12pt" officeooo:paragraph-rsid="001d9d54" style:font-size-asian="12pt" style:font-size-complex="12pt"/>
    </style:style>
    <style:style style:name="P10" style:family="paragraph" style:parent-style-name="Heading_20_3">
      <style:paragraph-properties fo:margin-left="0cm" fo:margin-right="0cm" fo:margin-top="0.661cm" fo:margin-bottom="0.397cm" style:contextual-spacing="false" style:line-height-at-least="1.005cm" fo:text-align="start" style:justify-single-word="false" fo:orphans="2" fo:widows="2" fo:text-indent="0cm" style:auto-text-indent="false"/>
      <style:text-properties fo:font-variant="normal" fo:text-transform="none" fo:color="#2f1c6a" loext:opacity="100%" style:font-name="Arial" fo:font-size="12pt" fo:letter-spacing="normal" fo:font-style="normal" fo:font-weight="normal" style:font-size-asian="12pt" style:font-size-complex="12pt"/>
    </style:style>
    <style:style style:name="P11" style:family="paragraph" style:parent-style-name="Heading_20_3">
      <style:paragraph-properties fo:margin-left="0cm" fo:margin-right="0cm" fo:margin-top="0.661cm" fo:margin-bottom="0.397cm" style:contextual-spacing="false" style:line-height-at-least="1.005cm" fo:text-align="start" style:justify-single-word="false" fo:orphans="2" fo:widows="2" fo:text-indent="0cm" style:auto-text-indent="false"/>
      <style:text-properties fo:font-variant="normal" fo:text-transform="none" fo:color="#36344d" loext:opacity="100%" style:font-name="Arial" fo:font-size="12pt" fo:letter-spacing="normal" fo:font-style="normal" fo:font-weight="normal" officeooo:paragraph-rsid="001a18da" style:font-size-asian="12pt" style:font-size-complex="12pt"/>
    </style:style>
    <style:style style:name="P12" style:family="paragraph" style:parent-style-name="Heading_20_3">
      <style:paragraph-properties fo:margin-left="0cm" fo:margin-right="0cm" fo:margin-top="0.661cm" fo:margin-bottom="0.397cm" style:contextual-spacing="false" style:line-height-at-least="1.005cm" fo:text-align="start" style:justify-single-word="false" fo:orphans="2" fo:widows="2" fo:text-indent="0cm" style:auto-text-indent="false"/>
    </style:style>
    <style:style style:name="P13" style:family="paragraph" style:parent-style-name="Heading_20_3">
      <style:paragraph-properties fo:line-height="115%" fo:text-align="justify" style:justify-single-word="false" fo:break-before="page"/>
      <style:text-properties fo:font-variant="normal" fo:text-transform="none" fo:color="#000000" loext:opacity="100%" style:font-name="apple-system" fo:font-size="18pt" fo:letter-spacing="normal" fo:font-style="normal" fo:font-weight="bold" officeooo:rsid="0011d946" officeooo:paragraph-rsid="0011d946" style:font-size-asian="12pt" style:font-weight-asian="bold" style:font-size-complex="12pt" style:font-weight-complex="bold"/>
    </style:style>
    <style:style style:name="P14" style:family="paragraph" style:parent-style-name="Heading_20_3">
      <style:paragraph-properties fo:line-height="115%" fo:text-align="justify" style:justify-single-word="false" fo:break-before="page"/>
      <style:text-properties fo:font-variant="normal" fo:text-transform="none" fo:color="#000000" loext:opacity="100%" style:font-name="Arial" fo:font-size="18pt" fo:letter-spacing="normal" fo:font-style="normal" fo:font-weight="bold" officeooo:rsid="0011d946" officeooo:paragraph-rsid="0018e32d" style:font-size-asian="18pt" style:font-weight-asian="bold" style:font-size-complex="18pt" style:font-weight-complex="bold"/>
    </style:style>
    <style:style style:name="P15" style:family="paragraph" style:parent-style-name="LO-Normal" style:master-page-name="MP0">
      <style:paragraph-properties fo:text-align="center" style:justify-single-word="false" style:page-number="auto" fo:break-before="page"/>
    </style:style>
    <style:style style:name="P16" style:family="paragraph" style:parent-style-name="LO-Normal">
      <style:paragraph-properties fo:line-height="115%" fo:text-align="justify" style:justify-single-word="false"/>
      <style:text-properties fo:font-size="12pt" officeooo:rsid="0011d946" officeooo:paragraph-rsid="0011d946" style:font-size-asian="12pt" style:font-size-complex="12pt"/>
    </style:style>
    <style:style style:name="P17" style:family="paragraph" style:parent-style-name="Preformatted_20_Text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12529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8" style:family="paragraph" style:parent-style-name="Preformatted_20_Text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padding="0cm" fo:border="none"/>
      <style:text-properties style:font-name="Arial" fo:font-size="12pt" style:font-size-asian="12pt" style:font-size-complex="12pt"/>
    </style:style>
    <style:style style:name="P19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paragraph-rsid="0018daad" style:font-name-asian="apple-system" style:font-size-asian="12pt" style:font-style-asian="normal" style:font-weight-asian="normal" style:font-name-complex="apple-system" style:font-size-complex="12pt" style:font-style-complex="normal" style:font-weight-complex="normal" loext:padding="0cm" loext:border="none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8daad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70%" fo:text-align="start" style:justify-single-word="false" fo:orphans="2" fo:widows="2" fo:text-indent="0cm" style:auto-text-indent="false" fo:padding="0cm" fo:border="none"/>
      <style:text-properties officeooo:paragraph-rsid="0018daad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7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fo:font-weight="normal" officeooo:paragraph-rsid="0018daad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7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 officeooo:paragraph-rsid="0018daad" style:font-name-asian="apple-system" style:font-size-asian="12pt" style:font-style-asian="normal" style:font-weight-asian="normal" style:font-name-complex="apple-system" style:font-size-complex="12pt" style:font-style-complex="normal" style:font-weight-complex="normal" loext:padding="0cm" loext:border="none"/>
    </style:style>
    <style:style style:name="P24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loext:opacity="100%" style:font-name="apple-system" fo:font-size="18pt" fo:letter-spacing="normal" fo:font-style="normal" fo:font-weight="bold" officeooo:rsid="0011d946" officeooo:paragraph-rsid="0011d946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1d946" officeooo:paragraph-rsid="0018e32d" style:font-size-asian="12pt" style:font-weight-asian="bold" style:font-size-complex="12pt" style:font-weight-complex="bold"/>
    </style:style>
    <style:style style:name="P26" style:family="paragraph" style:parent-style-name="Text_20_body">
      <style:text-properties style:font-name="Arial" fo:font-size="12pt" style:font-size-asian="12pt" style:font-size-complex="12pt"/>
    </style:style>
    <style:style style:name="P27" style:family="paragraph" style:parent-style-name="Text_20_body">
      <style:paragraph-properties fo:line-height="115%" fo:text-align="justify" style:justify-single-word="false"/>
      <style:text-properties style:font-name="Arial" fo:font-size="12pt" officeooo:paragraph-rsid="0011d946" style:font-size-asian="12pt" style:font-size-complex="12pt"/>
    </style:style>
    <style:style style:name="P28" style:family="paragraph" style:parent-style-name="Text_20_body" style:list-style-name="L2">
      <style:text-properties style:font-name="Arial" fo:font-size="12pt" style:font-size-asian="12pt" style:font-size-complex="12pt"/>
    </style:style>
    <style:style style:name="P29" style:family="paragraph" style:parent-style-name="Text_20_body" style:list-style-name="L3">
      <style:text-properties style:font-name="Arial" fo:font-size="12pt" style:font-size-asian="12pt" style:font-size-complex="12pt"/>
    </style:style>
    <style:style style:name="P30" style:family="paragraph" style:parent-style-name="Text_20_body" style:list-style-name="L4">
      <style:text-properties style:font-name="Arial" fo:font-size="12pt" style:font-size-asian="12pt" style:font-size-complex="12pt"/>
    </style:style>
    <style:style style:name="P31" style:family="paragraph" style:parent-style-name="Text_20_body" style:list-style-name="L5">
      <style:text-properties style:font-name="Arial" fo:font-size="12pt" style:font-size-asian="12pt" style:font-size-complex="12pt"/>
    </style:style>
    <style:style style:name="P32" style:family="paragraph" style:parent-style-name="Text_20_body" style:list-style-name="L6">
      <style:text-properties style:font-name="Arial" fo:font-size="12pt" style:font-size-asian="12pt" style:font-size-complex="12pt"/>
    </style:style>
    <style:style style:name="P33" style:family="paragraph" style:parent-style-name="Text_20_body" style:list-style-name="L7">
      <style:text-properties style:font-name="Arial" fo:font-size="12pt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35" style:family="paragraph" style:parent-style-name="Text_20_body" style:list-style-name="L1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37" style:family="paragraph" style:parent-style-name="Text_20_body">
      <style:paragraph-properties fo:margin-left="0cm" fo:margin-right="0cm" fo:margin-top="0cm" fo:margin-bottom="0cm" style:contextual-spacing="false" style:line-height-at-least="0.847cm" fo:text-align="start" style:justify-single-word="false" fo:orphans="2" fo:widows="2" fo:text-indent="0cm" style:auto-text-indent="false" fo:padding="0cm" fo:border="none"/>
      <style:text-properties fo:font-variant="normal" fo:text-transform="none" fo:color="#36344d" loext:opacity="100%" style:font-name="Arial" fo:font-size="12pt" fo:letter-spacing="normal" fo:font-style="normal" fo:font-weight="normal" style:font-size-asian="12pt" style:font-size-complex="12pt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  <style:text-properties style:font-name="Arial" fo:font-size="12pt" style:font-size-asian="12pt" style:font-size-complex="12pt"/>
    </style:style>
    <style:style style:name="P39" style:family="paragraph" style:parent-style-name="Text_20_body">
      <style:paragraph-properties fo:margin-left="0cm" fo:margin-right="0cm" fo:margin-top="0cm" fo:margin-bottom="0cm" style:contextual-spacing="false" style:line-height-at-least="0.847cm" fo:text-align="justify" style:justify-single-word="false" fo:orphans="2" fo:widows="2" fo:text-indent="0cm" style:auto-text-indent="false" fo:padding="0cm" fo:border="none"/>
      <style:text-properties style:font-name="Arial" fo:font-size="12pt" officeooo:paragraph-rsid="001a18da" style:font-size-asian="12pt" style:font-size-complex="12pt"/>
    </style:style>
    <style:style style:name="P40" style:family="paragraph" style:parent-style-name="Text_20_body">
      <style:paragraph-properties fo:margin-left="0cm" fo:margin-right="0cm" fo:margin-top="0cm" fo:margin-bottom="0cm" style:contextual-spacing="false" style:line-height-at-least="0.847cm" fo:text-align="start" style:justify-single-word="false" fo:orphans="2" fo:widows="2" fo:text-indent="0cm" style:auto-text-indent="false" fo:padding="0cm" fo:border="none"/>
      <style:text-properties style:font-name="Arial" fo:font-size="12pt" style:font-size-asian="12pt" style:font-size-complex="12pt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padding="0cm" fo:border="none"/>
      <style:text-properties style:font-name="Arial" fo:font-size="12pt" officeooo:paragraph-rsid="001d9d54" style:font-size-asian="12pt" style:font-size-complex="12pt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padding="0cm" fo:border="none"/>
      <style:text-properties style:font-name="Arial" fo:font-size="12pt" officeooo:rsid="001f71a5" officeooo:paragraph-rsid="001f71a5" style:font-size-asian="12pt" style:font-size-complex="12pt"/>
    </style:style>
    <style:style style:name="P43" style:family="paragraph" style:parent-style-name="Text_20_body">
      <style:paragraph-properties fo:margin-left="0cm" fo:margin-right="0cm" fo:margin-top="0cm" fo:margin-bottom="0cm" style:contextual-spacing="false" style:line-height-at-least="0.847cm" fo:text-align="start" style:justify-single-word="false" fo:orphans="2" fo:widows="2" fo:text-indent="0cm" style:auto-text-indent="false" fo:padding="0cm" fo:border="none"/>
    </style:style>
    <style:style style:name="P44" style:family="paragraph" style:parent-style-name="Text_20_body">
      <style:paragraph-properties fo:margin-left="0cm" fo:margin-right="0cm" fo:margin-top="0cm" fo:margin-bottom="0cm" style:contextual-spacing="false" style:line-height-at-least="0.847cm" fo:text-align="justify" style:justify-single-word="false" fo:orphans="2" fo:widows="2" fo:text-indent="0cm" style:auto-text-indent="false" fo:padding="0cm" fo:border="none"/>
      <style:text-properties officeooo:paragraph-rsid="001a18da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padding="0cm" fo:border="none"/>
      <style:text-properties fo:font-size="12pt" fo:font-weight="normal" officeooo:paragraph-rsid="001f71a5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padding="0cm" fo:border="none"/>
      <style:text-properties officeooo:rsid="001f71a5" officeooo:paragraph-rsid="001f71a5"/>
    </style:style>
    <style:style style:name="P47" style:family="paragraph" style:parent-style-name="Text_20_body" style:list-style-name="L2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T1" style:family="text">
      <style:text-properties officeooo:rsid="0008bc00"/>
    </style:style>
    <style:style style:name="T2" style:family="text">
      <style:text-properties officeooo:rsid="00097ee8"/>
    </style:style>
    <style:style style:name="T3" style:family="text">
      <style:text-properties officeooo:rsid="000abf7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7ee8" style:font-weight-asian="bold" style:font-weight-complex="bold"/>
    </style:style>
    <style:style style:name="T6" style:family="text">
      <style:text-properties fo:font-weight="bold" officeooo:rsid="0008bc00" style:font-weight-asian="bold" style:font-weight-complex="bold"/>
    </style:style>
    <style:style style:name="T7" style:family="text">
      <style:text-properties fo:font-weight="bold" officeooo:rsid="000abf73" style:font-weight-asian="bold" style:font-weight-complex="bold"/>
    </style:style>
    <style:style style:name="T8" style:family="text">
      <style:text-properties fo:font-weight="bold" officeooo:rsid="000b2af2" style:font-weight-asian="bold" style:font-weight-complex="bold"/>
    </style:style>
    <style:style style:name="T9" style:family="text">
      <style:text-properties fo:font-weight="bold" officeooo:rsid="000b69c7" style:font-weight-asian="bold" style:font-weight-complex="bold"/>
    </style:style>
    <style:style style:name="T10" style:family="text">
      <style:text-properties fo:font-weight="bold" officeooo:rsid="000d3417" style:font-weight-asian="bold" style:font-weight-complex="bold"/>
    </style:style>
    <style:style style:name="T11" style:family="text">
      <style:text-properties fo:font-weight="bold" officeooo:rsid="000f7c27" style:font-weight-asian="bold" style:font-weight-complex="bold"/>
    </style:style>
    <style:style style:name="T12" style:family="text">
      <style:text-properties fo:font-weight="bold" officeooo:rsid="000dc5c5" style:font-weight-asian="bold" style:font-weight-complex="bold"/>
    </style:style>
    <style:style style:name="T13" style:family="text">
      <style:text-properties fo:font-weight="bold" officeooo:rsid="0011032c" style:font-weight-asian="bold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5" style:family="text">
      <style:text-properties fo:font-size="16pt" fo:font-weight="bold" style:font-size-asian="16pt" style:font-weight-asian="bold" style:font-size-complex="16pt"/>
    </style:style>
    <style:style style:name="T16" style:family="text">
      <style:text-properties fo:font-size="16pt" fo:font-weight="bold" officeooo:rsid="00181316" style:font-size-asian="16pt" style:font-weight-asian="bold" style:font-size-complex="16pt"/>
    </style:style>
    <style:style style:name="T17" style:family="text">
      <style:text-properties officeooo:rsid="000b2af2"/>
    </style:style>
    <style:style style:name="T18" style:family="text">
      <style:text-properties officeooo:rsid="000b69c7"/>
    </style:style>
    <style:style style:name="T19" style:family="text">
      <style:text-properties officeooo:rsid="000d3417"/>
    </style:style>
    <style:style style:name="T20" style:family="text">
      <style:text-properties officeooo:rsid="000dc5c5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0b2af2" style:font-size-asian="12pt" style:font-size-complex="12pt"/>
    </style:style>
    <style:style style:name="T2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2pt" fo:font-style="normal" fo:font-weight="bold" officeooo:rsid="00097ee8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fo:font-style="italic" style:font-size-asian="12pt" style:font-style-asian="italic" style:font-size-complex="12pt" style:font-style-complex="italic"/>
    </style:style>
    <style:style style:name="T27" style:family="text">
      <style:text-properties fo:font-size="12pt" fo:font-style="italic" officeooo:rsid="000b2af2" style:font-size-asian="12pt" style:font-style-asian="italic" style:font-size-complex="12pt" style:font-style-complex="italic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0b2af2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0d3417" style:font-size-asian="12pt" style:font-weight-asian="bold" style:font-size-complex="12pt" style:font-weight-complex="bold"/>
    </style:style>
    <style:style style:name="T31" style:family="text">
      <style:text-properties fo:font-size="12pt" fo:font-weight="normal" style:font-size-asian="12pt" style:font-weight-asian="normal" style:font-size-complex="12pt" style:font-weight-complex="normal"/>
    </style:style>
    <style:style style:name="T32" style:family="text">
      <style:text-properties officeooo:rsid="000f7c27"/>
    </style:style>
    <style:style style:name="T33" style:family="text">
      <style:text-properties officeooo:rsid="0011032c"/>
    </style:style>
    <style:style style:name="T34" style:family="text">
      <style:text-properties officeooo:rsid="00115ea6"/>
    </style:style>
    <style:style style:name="T35" style:family="text">
      <style:text-properties fo:font-variant="normal" fo:text-transform="none" fo:color="#000000" loext:opacity="100%" fo:letter-spacing="normal" fo:font-style="normal" fo:font-weight="normal"/>
    </style:style>
    <style:style style:name="T36" style:family="text">
      <style:text-properties fo:font-variant="normal" fo:text-transform="none" fo:color="#000000" loext:opacity="100%" fo:letter-spacing="normal" fo:font-style="normal" fo:font-weight="normal" style:font-name-asian="apple-system" style:font-style-asian="normal" style:font-weight-asian="normal" style:font-name-complex="apple-system" style:font-style-complex="normal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39" style:family="text">
      <style:text-properties fo:font-variant="normal" fo:text-transform="none" fo:color="#000000" loext:opacity="100%" style:font-name="Arial" fo:font-size="12pt" fo:letter-spacing="normal" fo:font-style="normal" fo:font-weight="bold" style:font-size-asian="12pt" style:font-size-complex="12pt" loext:padding="0cm" loext:border="none"/>
    </style:style>
    <style:style style:name="T40" style:family="text">
      <style:text-properties fo:font-variant="normal" fo:text-transform="none" fo:color="#000000" loext:opacity="100%" style:font-name="Arial" fo:font-size="12pt" fo:letter-spacing="normal" fo:font-style="italic" fo:font-weight="normal" style:font-size-asian="12pt" style:font-size-complex="12pt" loext:padding="0cm" loext:border="none"/>
    </style:style>
    <style:style style:name="T41" style:family="text">
      <style:text-properties fo:font-variant="normal" fo:text-transform="none" fo:color="#000000" loext:opacity="100%" style:font-name="Arial" fo:font-size="12pt" fo:letter-spacing="normal" style:font-size-asian="12pt" style:font-size-complex="12pt"/>
    </style:style>
    <style:style style:name="T42" style:family="text">
      <style:text-properties fo:font-variant="normal" fo:text-transform="none" fo:color="#000000" loext:opacity="100%" style:font-name="Arial" fo:font-size="12pt" fo:font-style="normal" fo:font-weight="normal" fo:background-color="#ffffff" loext:char-shading-value="0" style:font-size-asian="12pt" style:font-size-complex="12pt" loext:padding="0cm" loext:border="none"/>
    </style:style>
    <style:style style:name="T43" style:family="text">
      <style:text-properties fo:font-variant="normal" fo:text-transform="none" fo:color="#36344d" loext:opacity="100%" style:font-name="Muli" fo:font-size="15pt" fo:letter-spacing="normal" fo:font-style="normal" fo:font-weight="normal"/>
    </style:style>
    <style:style style:name="T44" style:family="text">
      <style:text-properties fo:font-variant="normal" fo:text-transform="none" fo:color="#36344d" loext:opacity="100%" style:font-name="Muli" fo:font-size="15pt" fo:letter-spacing="normal" fo:font-style="normal" fo:font-weight="normal" officeooo:rsid="0011d946" style:font-size-asian="12pt" style:font-size-complex="12pt"/>
    </style:style>
    <style:style style:name="T45" style:family="text">
      <style:text-properties fo:font-variant="normal" fo:text-transform="none" fo:color="#36344d" loext:opacity="100%" style:font-name="Muli" fo:font-size="15pt" fo:letter-spacing="normal" fo:font-style="normal" fo:font-weight="normal" officeooo:rsid="0018e32d" style:font-size-asian="12pt" style:font-size-complex="12pt"/>
    </style:style>
    <style:style style:name="T46" style:family="text">
      <style:text-properties fo:font-variant="normal" fo:text-transform="none" fo:color="#36344d" loext:opacity="100%" style:font-name="Muli" fo:font-size="15pt" fo:letter-spacing="normal" fo:font-style="normal" fo:font-weight="normal" officeooo:rsid="001a18da"/>
    </style:style>
    <style:style style:name="T47" style:family="text">
      <style:text-properties fo:font-variant="normal" fo:text-transform="none" fo:color="#36344d" loext:opacity="100%" style:font-name="Muli" fo:font-size="15pt" fo:letter-spacing="normal" fo:font-style="normal" fo:font-weight="normal" officeooo:rsid="001d9d54"/>
    </style:style>
    <style:style style:name="T48" style:family="text">
      <style:text-properties fo:font-variant="normal" fo:text-transform="none" fo:color="#36344d" loext:opacity="100%" style:font-name="Muli" fo:font-size="15pt" fo:letter-spacing="normal" fo:font-style="normal" fo:font-weight="bold"/>
    </style:style>
    <style:style style:name="T49" style:family="text">
      <style:text-properties fo:font-variant="normal" fo:text-transform="none" fo:color="#36344d" loext:opacity="100%" style:font-name="Muli" fo:font-size="15pt" fo:letter-spacing="normal" fo:font-style="normal" fo:font-weight="bold" officeooo:rsid="001a18da" style:font-weight-asian="bold" style:font-weight-complex="bold"/>
    </style:style>
    <style:style style:name="T50" style:family="text">
      <style:text-properties fo:font-variant="normal" fo:text-transform="none" fo:color="#36344d" loext:opacity="100%" style:font-name="Muli" fo:font-size="15pt" fo:letter-spacing="normal" fo:font-style="normal" fo:font-weight="bold" officeooo:rsid="001d9d54" style:font-weight-asian="bold" style:font-weight-complex="bold"/>
    </style:style>
    <style:style style:name="T51" style:family="text">
      <style:text-properties fo:font-variant="normal" fo:text-transform="none" fo:color="#36344d" loext:opacity="100%" fo:font-size="15pt" fo:letter-spacing="normal" fo:font-style="normal" fo:font-weight="normal"/>
    </style:style>
    <style:style style:name="T52" style:family="text">
      <style:text-properties fo:font-variant="normal" fo:text-transform="none" fo:color="#36344d" loext:opacity="100%" fo:font-size="15pt" fo:letter-spacing="normal" fo:font-style="normal" fo:font-weight="normal" officeooo:rsid="0011d946" style:font-size-asian="12pt" style:font-size-complex="12pt"/>
    </style:style>
    <style:style style:name="T53" style:family="text">
      <style:text-properties fo:font-variant="normal" fo:text-transform="none" fo:color="#36344d" loext:opacity="100%" fo:font-size="15pt" fo:letter-spacing="normal" fo:font-style="normal" fo:font-weight="normal" officeooo:rsid="0018e32d" style:font-size-asian="12pt" style:font-size-complex="12pt"/>
    </style:style>
    <style:style style:name="T54" style:family="text">
      <style:text-properties fo:font-variant="normal" fo:text-transform="none" fo:color="#36344d" loext:opacity="100%" fo:font-size="15pt" fo:letter-spacing="normal" fo:font-style="normal" fo:font-weight="normal" officeooo:rsid="001a18da"/>
    </style:style>
    <style:style style:name="T55" style:family="text">
      <style:text-properties fo:font-variant="normal" fo:text-transform="none" fo:color="#36344d" loext:opacity="100%" fo:font-size="15pt" fo:letter-spacing="normal" fo:font-style="normal" fo:font-weight="bold"/>
    </style:style>
    <style:style style:name="T56" style:family="text">
      <style:text-properties fo:font-variant="normal" fo:text-transform="none" fo:color="#36344d" loext:opacity="100%" fo:font-size="15pt" fo:letter-spacing="normal" fo:font-style="normal" fo:font-weight="bold" officeooo:rsid="001a18da" style:font-weight-asian="bold" style:font-weight-complex="bold"/>
    </style:style>
    <style:style style:name="T57" style:family="text">
      <style:text-properties fo:font-variant="normal" fo:text-transform="none" fo:color="#36344d" loext:opacity="100%" fo:font-size="15pt" fo:letter-spacing="normal" fo:font-style="normal" fo:font-weight="bold" officeooo:rsid="001d9d54" style:font-weight-asian="bold" style:font-weight-complex="bold"/>
    </style:style>
    <style:style style:name="T58" style:family="text">
      <style:text-properties fo:font-variant="normal" fo:text-transform="none" fo:color="#36344d" loext:opacity="100%" style:font-name="Arial" fo:font-size="15pt" fo:letter-spacing="normal" fo:font-style="normal" fo:font-weight="normal"/>
    </style:style>
    <style:style style:name="T59" style:family="text">
      <style:text-properties fo:font-variant="normal" fo:text-transform="none" fo:color="#36344d" loext:opacity="100%" style:font-name="Arial" fo:font-size="15pt" fo:letter-spacing="normal" fo:font-style="normal" fo:font-weight="normal" officeooo:rsid="001a18da"/>
    </style:style>
    <style:style style:name="T60" style:family="text">
      <style:text-properties fo:font-variant="normal" fo:text-transform="none" fo:color="#36344d" loext:opacity="100%" style:font-name="Arial" fo:font-size="15pt" fo:letter-spacing="normal" fo:font-style="normal" fo:font-weight="bold"/>
    </style:style>
    <style:style style:name="T61" style:family="text">
      <style:text-properties fo:font-variant="normal" fo:text-transform="none" fo:color="#36344d" loext:opacity="100%" style:font-name="Arial" fo:font-size="15pt" fo:letter-spacing="normal" fo:font-style="normal" fo:font-weight="bold" officeooo:rsid="001a18da" style:font-weight-asian="bold" style:font-weight-complex="bold"/>
    </style:style>
    <style:style style:name="T62" style:family="text">
      <style:text-properties fo:font-variant="normal" fo:text-transform="none" fo:color="#36344d" loext:opacity="100%" style:font-name="Arial" fo:font-size="15pt" fo:letter-spacing="normal" fo:font-style="normal" fo:font-weight="bold" officeooo:rsid="001d9d54" style:font-weight-asian="bold" style:font-weight-complex="bold"/>
    </style:style>
    <style:style style:name="T63" style:family="text">
      <style:text-properties fo:font-variant="normal" fo:text-transform="none" fo:color="#36344d" loext:opacity="100%" style:font-name="Arial" fo:letter-spacing="normal" fo:font-style="normal" fo:font-weight="normal"/>
    </style:style>
    <style:style style:name="T64" style:family="text">
      <style:text-properties fo:font-variant="normal" fo:text-transform="none" fo:color="#36344d" loext:opacity="100%" style:font-name="Arial" fo:letter-spacing="normal" fo:font-style="normal" fo:font-weight="normal" officeooo:rsid="001a18da"/>
    </style:style>
    <style:style style:name="T65" style:family="text">
      <style:text-properties fo:font-variant="normal" fo:text-transform="none" fo:color="#36344d" loext:opacity="100%" style:font-name="Arial" fo:letter-spacing="normal" fo:font-style="normal" fo:font-weight="bold"/>
    </style:style>
    <style:style style:name="T66" style:family="text">
      <style:text-properties fo:font-variant="normal" fo:text-transform="none" fo:color="#36344d" loext:opacity="100%" style:font-name="Arial" fo:letter-spacing="normal" fo:font-style="normal" fo:font-weight="bold" officeooo:rsid="001a18da" style:font-weight-asian="bold" style:font-weight-complex="bold"/>
    </style:style>
    <style:style style:name="T67" style:family="text">
      <style:text-properties fo:font-variant="normal" fo:text-transform="none" fo:color="#36344d" loext:opacity="100%" style:font-name="Arial" fo:letter-spacing="normal" fo:font-style="normal" fo:font-weight="bold" officeooo:rsid="001d9d54" style:font-weight-asian="bold" style:font-weight-complex="bold"/>
    </style:style>
    <style:style style:name="T68" style:family="text">
      <style:text-properties fo:font-variant="normal" fo:text-transform="none" fo:color="#36344d" loext:opacity="100%" style:font-name="Arial" fo:letter-spacing="normal" fo:font-style="normal" fo:font-weight="bold" officeooo:rsid="001d9d54" style:font-name-asian="Segoe UI" style:font-weight-asian="bold" style:font-name-complex="Tahoma1" style:font-weight-complex="bold"/>
    </style:style>
    <style:style style:name="T69" style:family="text">
      <style:text-properties fo:font-variant="normal" fo:text-transform="none" fo:color="#36344d" loext:opacity="100%" style:font-name="Arial" fo:letter-spacing="normal" fo:font-style="normal" officeooo:rsid="001d9d54" style:font-name-asian="Segoe UI" style:font-name-complex="Tahoma1"/>
    </style:style>
    <style:style style:name="T70" style:family="text">
      <style:text-properties fo:font-variant="normal" fo:text-transform="none" fo:color="#36344d" loext:opacity="100%" style:font-name="Arial" fo:font-size="12pt" fo:letter-spacing="normal" fo:font-style="normal" fo:font-weight="normal" style:font-size-asian="12pt" style:font-size-complex="12pt"/>
    </style:style>
    <style:style style:name="T71" style:family="text">
      <style:text-properties fo:font-variant="normal" fo:text-transform="none" fo:color="#36344d" loext:opacity="100%" style:font-name="Arial" fo:font-size="12pt" fo:letter-spacing="normal" fo:font-style="normal" fo:font-weight="normal" officeooo:rsid="001a18da" style:font-size-asian="12pt" style:font-size-complex="12pt"/>
    </style:style>
    <style:style style:name="T72" style:family="text">
      <style:text-properties fo:font-variant="normal" fo:text-transform="none" fo:color="#36344d" loext:opacity="100%" style:font-name="Arial" fo:font-size="12pt" fo:letter-spacing="normal" fo:font-style="normal" fo:font-weight="normal" officeooo:rsid="001d9d54" style:font-name-asian="Segoe UI" style:font-size-asian="12pt" style:font-weight-asian="normal" style:font-name-complex="Tahoma1" style:font-size-complex="12pt" style:font-weight-complex="normal"/>
    </style:style>
    <style:style style:name="T73" style:family="text">
      <style:text-properties fo:font-variant="normal" fo:text-transform="none" fo:color="#36344d" loext:opacity="100%" style:font-name="Arial" fo:font-size="12pt" fo:letter-spacing="normal" fo:font-style="normal" fo:font-weight="normal" officeooo:rsid="001f71a5" style:font-name-asian="Segoe UI" style:font-size-asian="12pt" style:font-weight-asian="normal" style:font-name-complex="Tahoma1" style:font-size-complex="12pt" style:font-weight-complex="normal"/>
    </style:style>
    <style:style style:name="T74" style:family="text">
      <style:text-properties fo:font-variant="normal" fo:text-transform="none" fo:color="#36344d" loext:opacity="100%" style:font-name="Arial" fo:font-size="12pt" fo:letter-spacing="normal" fo:font-style="normal" fo:font-weight="bold" style:font-size-asian="12pt" style:font-size-complex="12pt"/>
    </style:style>
    <style:style style:name="T75" style:family="text">
      <style:text-properties fo:font-variant="normal" fo:text-transform="none" fo:color="#36344d" loext:opacity="100%" style:font-name="Arial" fo:font-size="12pt" fo:letter-spacing="normal" fo:font-style="normal" fo:font-weight="bold" officeooo:rsid="001a18da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36344d" loext:opacity="100%" style:font-name="Arial" fo:font-size="12pt" fo:letter-spacing="normal" fo:font-style="normal" fo:font-weight="bold" officeooo:rsid="001d9d54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36344d" loext:opacity="100%" style:font-name="Arial" fo:font-size="18pt" fo:letter-spacing="normal" fo:font-style="normal" fo:font-weight="bold" officeooo:rsid="0011d946" style:font-size-asian="18pt" style:font-weight-asian="bold" style:font-size-complex="18pt" style:font-weight-complex="bold"/>
    </style:style>
    <style:style style:name="T78" style:family="text">
      <style:text-properties fo:font-variant="normal" fo:text-transform="none" fo:color="#36344d" loext:opacity="100%" style:font-name="Arial" fo:font-size="18pt" fo:letter-spacing="normal" fo:font-style="normal" fo:font-weight="bold" officeooo:rsid="001d9d54" style:font-size-asian="18pt" style:font-weight-asian="bold" style:font-size-complex="18pt" style:font-weight-complex="bold"/>
    </style:style>
    <style:style style:name="T79" style:family="text">
      <style:text-properties fo:font-variant="normal" fo:text-transform="none" fo:color="#36344d" loext:opacity="100%" style:font-name="Arial" fo:font-size="18pt" fo:letter-spacing="normal" fo:font-style="normal" fo:font-weight="bold" style:font-name-asian="Segoe UI" style:font-size-asian="18pt" style:font-weight-asian="bold" style:font-name-complex="Tahoma1" style:font-size-complex="18pt" style:font-weight-complex="bold"/>
    </style:style>
    <style:style style:name="T80" style:family="text">
      <style:text-properties fo:font-variant="normal" fo:text-transform="none" fo:color="#36344d" loext:opacity="100%" style:font-name="Arial" fo:font-size="18pt" fo:letter-spacing="normal" fo:font-style="normal" fo:font-weight="bold" officeooo:rsid="001d9d54" style:font-name-asian="Segoe UI" style:font-size-asian="18pt" style:font-weight-asian="bold" style:font-name-complex="Tahoma1" style:font-size-complex="18pt" style:font-weight-complex="bold"/>
    </style:style>
    <style:style style:name="T81" style:family="text">
      <style:text-properties fo:font-variant="normal" fo:text-transform="none" fo:color="#36344d" loext:opacity="100%" style:font-name="Arial" fo:font-size="18pt" fo:letter-spacing="normal" fo:font-style="normal" fo:font-weight="bold" officeooo:rsid="0011d946" style:font-name-asian="Segoe UI" style:font-size-asian="18pt" style:font-weight-asian="bold" style:font-name-complex="Tahoma1" style:font-size-complex="18pt" style:font-weight-complex="bold"/>
    </style:style>
    <style:style style:name="T82" style:family="text">
      <style:text-properties fo:font-variant="normal" fo:text-transform="none" fo:color="#36344d" loext:opacity="100%" style:font-name="Arial" fo:font-size="18pt" fo:letter-spacing="normal" fo:font-style="normal" fo:font-weight="bold" officeooo:rsid="001f71a5" style:font-name-asian="Segoe UI" style:font-size-asian="18pt" style:font-weight-asian="bold" style:font-name-complex="Tahoma1" style:font-size-complex="18pt" style:font-weight-complex="bold"/>
    </style:style>
    <style:style style:name="T83" style:family="text">
      <style:text-properties fo:font-variant="normal" fo:text-transform="none" fo:color="#36344d" loext:opacity="100%" fo:letter-spacing="normal" fo:font-style="normal" fo:font-weight="normal"/>
    </style:style>
    <style:style style:name="T84" style:family="text">
      <style:text-properties fo:font-variant="normal" fo:text-transform="none" fo:color="#36344d" loext:opacity="100%" fo:letter-spacing="normal" fo:font-style="normal" fo:font-weight="normal" officeooo:rsid="0011d946"/>
    </style:style>
    <style:style style:name="T85" style:family="text">
      <style:text-properties fo:font-variant="normal" fo:text-transform="none" fo:color="#36344d" loext:opacity="100%" fo:letter-spacing="normal" fo:font-style="normal" fo:font-weight="normal" officeooo:rsid="0018e32d"/>
    </style:style>
    <style:style style:name="T86" style:family="text">
      <style:text-properties fo:font-variant="normal" fo:text-transform="none" fo:color="#36344d" loext:opacity="100%" fo:letter-spacing="normal" fo:font-style="normal" fo:font-weight="bold" officeooo:rsid="001d9d54" style:font-name-asian="Segoe UI" style:font-weight-asian="bold" style:font-name-complex="Tahoma1" style:font-weight-complex="bold"/>
    </style:style>
    <style:style style:name="T87" style:family="text">
      <style:text-properties fo:font-variant="normal" fo:text-transform="none" fo:color="#36344d" loext:opacity="100%" fo:font-size="18pt" fo:letter-spacing="normal" fo:font-style="normal" fo:font-weight="bold" style:font-size-asian="18pt" style:font-weight-asian="bold" style:font-size-complex="18pt" style:font-weight-complex="bold"/>
    </style:style>
    <style:style style:name="T88" style:family="text">
      <style:text-properties fo:font-variant="normal" fo:text-transform="none" fo:color="#36344d" loext:opacity="100%" fo:font-size="18pt" fo:letter-spacing="normal" fo:font-style="normal" fo:font-weight="bold" officeooo:rsid="0011d946" style:font-size-asian="18pt" style:font-weight-asian="bold" style:font-size-complex="18pt" style:font-weight-complex="bold"/>
    </style:style>
    <style:style style:name="T89" style:family="text">
      <style:text-properties fo:font-variant="normal" fo:text-transform="none" fo:color="#36344d" loext:opacity="100%" fo:font-size="18pt" fo:letter-spacing="normal" fo:font-style="normal" fo:font-weight="bold" style:font-name-asian="Segoe UI" style:font-size-asian="18pt" style:font-weight-asian="bold" style:font-name-complex="Tahoma1" style:font-size-complex="18pt" style:font-weight-complex="bold"/>
    </style:style>
    <style:style style:name="T90" style:family="text">
      <style:text-properties fo:font-variant="normal" fo:text-transform="none" fo:color="#36344d" loext:opacity="100%" fo:font-size="18pt" fo:letter-spacing="normal" fo:font-style="normal" fo:font-weight="bold" officeooo:rsid="001d9d54" style:font-name-asian="Segoe UI" style:font-size-asian="18pt" style:font-weight-asian="bold" style:font-name-complex="Tahoma1" style:font-size-complex="18pt" style:font-weight-complex="bold"/>
    </style:style>
    <style:style style:name="T91" style:family="text">
      <style:text-properties fo:font-variant="normal" fo:text-transform="none" fo:color="#212529" loext:opacity="100%" style:font-name="SFMono-Regular" fo:font-size="12pt" fo:letter-spacing="normal" fo:font-style="normal" fo:font-weight="bold" style:font-size-asian="12pt" style:font-weight-asian="bold" style:font-size-complex="12pt" style:font-weight-complex="bold"/>
    </style:style>
    <style:style style:name="T92" style:family="text">
      <style:text-properties fo:font-variant="normal" fo:text-transform="none" fo:color="#212529" loext:opacity="100%" style:font-name="SFMono-Regular" fo:font-size="12pt" fo:letter-spacing="normal" fo:font-style="normal" fo:font-weight="bold" officeooo:rsid="001a18da" style:font-name-asian="Liberation Mono" style:font-size-asian="12pt" style:font-weight-asian="bold" style:font-name-complex="Liberation Mono" style:font-size-complex="12pt" style:font-weight-complex="bold"/>
    </style:style>
    <style:style style:name="T93" style:family="text">
      <style:text-properties fo:font-variant="normal" fo:text-transform="none" fo:color="#212529" loext:opacity="100%" style:font-name="SFMono-Regular" fo:font-size="10.5pt" fo:letter-spacing="normal" fo:font-style="normal" fo:font-weight="normal"/>
    </style:style>
    <style:style style:name="T94" style:family="text">
      <style:text-properties fo:font-variant="normal" fo:text-transform="none" fo:color="#212529" loext:opacity="100%" style:font-name="SFMono-Regular" fo:font-size="10.5pt" fo:letter-spacing="normal" fo:font-style="normal" fo:font-weight="normal" officeooo:rsid="001d9d54"/>
    </style:style>
    <style:style style:name="T95" style:family="text">
      <style:text-properties fo:font-variant="normal" fo:text-transform="none" fo:color="#212529" loext:opacity="100%" style:font-name="SFMono-Regular" fo:font-size="10.5pt" fo:letter-spacing="normal" fo:font-style="normal" fo:font-weight="normal" officeooo:rsid="001d9d54" style:font-name-asian="Liberation Mono" style:font-size-asian="10pt" style:font-name-complex="Liberation Mono" style:font-size-complex="10pt"/>
    </style:style>
    <style:style style:name="T96" style:family="text">
      <style:text-properties fo:font-variant="normal" fo:text-transform="none" fo:color="#212529" loext:opacity="100%" fo:font-size="12pt" fo:letter-spacing="normal" fo:font-style="normal" fo:font-weight="bold" style:font-size-asian="12pt" style:font-weight-asian="bold" style:font-size-complex="12pt" style:font-weight-complex="bold"/>
    </style:style>
    <style:style style:name="T97" style:family="text">
      <style:text-properties fo:font-variant="normal" fo:text-transform="none" fo:color="#212529" loext:opacity="100%" fo:font-size="12pt" fo:letter-spacing="normal" fo:font-style="normal" fo:font-weight="bold" officeooo:rsid="001a18da" style:font-name-asian="Liberation Mono" style:font-size-asian="12pt" style:font-weight-asian="bold" style:font-name-complex="Liberation Mono" style:font-size-complex="12pt" style:font-weight-complex="bold"/>
    </style:style>
    <style:style style:name="T98" style:family="text">
      <style:text-properties fo:font-variant="normal" fo:text-transform="none" fo:color="#212529" loext:opacity="100%" fo:font-size="10.5pt" fo:letter-spacing="normal" fo:font-style="normal" fo:font-weight="normal"/>
    </style:style>
    <style:style style:name="T99" style:family="text">
      <style:text-properties fo:font-variant="normal" fo:text-transform="none" fo:color="#212529" loext:opacity="100%" fo:font-size="10.5pt" fo:letter-spacing="normal" fo:font-style="normal" fo:font-weight="normal" officeooo:rsid="001d9d54" style:font-name-asian="Liberation Mono" style:font-size-asian="10pt" style:font-name-complex="Liberation Mono" style:font-size-complex="10pt"/>
    </style:style>
    <style:style style:name="T100" style:family="text">
      <style:text-properties fo:font-variant="normal" fo:text-transform="none" fo:color="#212529" loext:opacity="100%" fo:letter-spacing="normal" fo:font-style="normal" fo:font-weight="bold" style:font-weight-asian="bold" style:font-weight-complex="bold"/>
    </style:style>
    <style:style style:name="T101" style:family="text">
      <style:text-properties fo:font-variant="normal" fo:text-transform="none" fo:color="#212529" loext:opacity="100%" fo:letter-spacing="normal" fo:font-style="normal" fo:font-weight="bold" officeooo:rsid="001a18da" style:font-name-asian="Liberation Mono" style:font-weight-asian="bold" style:font-name-complex="Liberation Mono" style:font-weight-complex="bold"/>
    </style:style>
    <style:style style:name="T102" style:family="text">
      <style:text-properties fo:font-variant="normal" fo:text-transform="none" fo:color="#212529" loext:opacity="100%" fo:letter-spacing="normal" fo:font-style="normal" fo:font-weight="normal"/>
    </style:style>
    <style:style style:name="T103" style:family="text">
      <style:text-properties fo:font-variant="normal" fo:text-transform="none" fo:color="#212529" loext:opacity="100%" fo:letter-spacing="normal" fo:font-style="normal" fo:font-weight="normal" officeooo:rsid="001d9d54" style:font-name-asian="Liberation Mono" style:font-name-complex="Liberation Mono"/>
    </style:style>
    <style:style style:name="T104" style:family="text">
      <style:text-properties fo:font-variant="normal" fo:text-transform="none" fo:color="#2f1c6a" loext:opacity="100%" style:font-name="Arial" fo:font-size="12pt" fo:letter-spacing="normal" fo:font-style="normal" fo:font-weight="normal" style:font-size-asian="12pt" style:font-size-complex="12pt"/>
    </style:style>
    <style:style style:name="T105" style:family="text">
      <style:text-properties style:font-name-asian="apple-system" style:font-style-asian="normal" style:font-weight-asian="normal" style:font-name-complex="apple-system" style:font-style-complex="normal" style:font-weight-complex="normal" loext:padding="0cm" loext:border="none"/>
    </style:style>
    <style:style style:name="T106" style:family="text">
      <style:text-properties style:font-name="Arial" fo:font-size="12pt" fo:background-color="#ffffff" loext:char-shading-value="0" style:font-size-asian="12pt" style:font-size-complex="12pt" loext:padding="0cm" loext:border="none"/>
    </style:style>
    <style:style style:name="T107" style:family="text">
      <style:text-properties fo:color="#36344d" loext:opacity="100%"/>
    </style:style>
    <style:style style:name="T108" style:family="text">
      <style:text-properties fo:color="#36344d" loext:opacity="100%" fo:font-size="12pt" fo:font-weight="normal" style:font-size-asian="12pt" style:font-size-complex="12pt"/>
    </style:style>
    <style:style style:name="T109" style:family="text">
      <style:text-properties fo:color="#36344d" loext:opacity="100%" fo:font-size="12pt" fo:font-weight="normal" officeooo:rsid="0018e32d" style:font-size-asian="12pt" style:font-size-complex="12pt"/>
    </style:style>
    <style:style style:name="T110" style:family="text">
      <style:text-properties fo:color="#36344d" loext:opacity="100%" fo:font-size="12pt" style:font-size-asian="12pt" style:font-size-complex="12pt"/>
    </style:style>
    <style:style style:name="T111" style:family="text">
      <style:text-properties fo:color="#36344d" loext:opacity="100%" fo:font-size="12pt" officeooo:rsid="0018e32d" style:font-size-asian="12pt" style:font-size-complex="12pt"/>
    </style:style>
    <style:style style:name="T112" style:family="text">
      <style:text-properties fo:color="#36344d" loext:opacity="100%" officeooo:rsid="0018e32d"/>
    </style:style>
    <style:style style:name="T113" style:family="text">
      <style:text-properties officeooo:rsid="0018e32d"/>
    </style:style>
    <style:style style:name="T114" style:family="text">
      <style:text-properties officeooo:rsid="001a18da"/>
    </style:style>
    <style:style style:name="T115" style:family="text">
      <style:text-properties fo:color="#212529" loext:opacity="100%" style:font-name="SFMono-Regular" fo:font-size="12pt" fo:font-weight="bold" style:font-size-asian="12pt" style:font-weight-asian="bold" style:font-size-complex="12pt" style:font-weight-complex="bold"/>
    </style:style>
    <style:style style:name="T116" style:family="text">
      <style:text-properties fo:color="#212529" loext:opacity="100%" fo:font-size="12pt" fo:font-weight="bold" style:font-size-asian="12pt" style:font-weight-asian="bold" style:font-size-complex="12pt" style:font-weight-complex="bold"/>
    </style:style>
    <style:style style:name="T117" style:family="text">
      <style:text-properties fo:color="#212529" loext:opacity="100%" fo:font-weight="bold" style:font-weight-asian="bold" style:font-weight-complex="bold"/>
    </style:style>
    <style:style style:name="T118" style:family="text">
      <style:text-properties officeooo:rsid="001d9d54"/>
    </style:style>
    <style:style style:name="T119" style:family="text">
      <style:text-properties officeooo:rsid="001f71a5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Fuente_20_de_20_párrafo_20_predeter."><text:span text:style-name="T15">Actividad </text:span></text:span><text:span text:style-name="Fuente_20_de_20_párrafo_20_predeter."><text:span text:style-name="T16">de</text:span></text:span><text:span text:style-name="Fuente_20_de_20_párrafo_20_predeter."><text:span text:style-name="T15"> Gestión de archivos y directorios.</text:span></text:span></text:p>
      <text:p text:style-name="P1"/>
      <text:p text:style-name="LO-Normal"><text:span text:style-name="Fuente_20_de_20_párrafo_20_predeter."><text:span text:style-name="T14"><text:s/>Realiza las actividades en modo terminal.</text:span></text:span></text:p>
      <text:p text:style-name="P2"/>
      <text:p text:style-name="P3"><text:span text:style-name="T17">1.</text:span> Sitúate en tu directorio personal (<text:span text:style-name="T4">/home/</text:span><text:span text:style-name="T5">tu_usuario</text:span>)</text:p>
      <text:p text:style-name="P6"><text:span text:style-name="Fuente_20_de_20_párrafo_20_predeter."><text:span text:style-name="T22">2.</text:span></text:span><text:span text:style-name="Fuente_20_de_20_párrafo_20_predeter."><text:span text:style-name="T21"> Crea la siguiente estructura de directorios. </text:span></text:span><text:span text:style-name="Fuente_20_de_20_párrafo_20_predeter."><text:span text:style-name="T23">Siempre desde el </text:span></text:span><text:span text:style-name="Fuente_20_de_20_párrafo_20_predeter."><text:span text:style-name="T24">/home/</text:span></text:span><text:span text:style-name="Fuente_20_de_20_párrafo_20_predeter."><text:span text:style-name="T25">tu_usuario</text:span></text:span><text:span text:style-name="Fuente_20_de_20_párrafo_20_predeter."><text:span text:style-name="T23">, </text:span></text:span></text:p>
      <text:p text:style-name="P3"><text:s text:c="14"/>/home/<text:span text:style-name="T2">tu_usuario</text:span></text:p>
      <text:p text:style-name="P3"><text:s text:c="17"/><text:span text:style-name="T1">principal</text:span><text:tab/><text:tab/></text:p>
      <text:p text:style-name="P3"><text:s text:c="17"/><text:tab/>dato<text:span text:style-name="T1">1</text:span></text:p>
      <text:p text:style-name="P3"><text:s text:c="16"/><text:tab/><text:span text:style-name="T1">dato2</text:span></text:p>
      <text:p text:style-name="P3"><text:s text:c="18"/>programa</text:p>
      <text:p text:style-name="P3"><text:s text:c="22"/><text:tab/>ejercici<text:span text:style-name="T1">os</text:span></text:p>
      <text:p text:style-name="P3"><text:s text:c="30"/>nuevos</text:p>
      <text:p text:style-name="P3"><text:s text:c="30"/>revisado</text:p>
      <text:p text:style-name="P3"><text:s text:c="17"/>result<text:span text:style-name="T1">ados</text:span></text:p>
      <text:p text:style-name="P3"><text:span text:style-name="T17">3.</text:span> Crea los directorios <text:span text:style-name="T4">princip</text:span><text:span text:style-name="T6">al</text:span>, <text:span text:style-name="T4">dato</text:span><text:span text:style-name="T6">1</text:span>, <text:span text:style-name="T6">dato2</text:span> desde el directorio <text:span text:style-name="T4">/home/</text:span><text:span text:style-name="T7">tu_usuario</text:span></text:p>
      <text:p text:style-name="P3"><text:span text:style-name="T17">4.</text:span> Utilizando la trayectoria absoluta, crea <text:span text:style-name="T3">los </text:span>directorios <text:span text:style-name="T4">programa</text:span> <text:span text:style-name="T2">y sus subdirectorios </text:span>desde <text:span text:style-name="T4">/home/</text:span><text:span text:style-name="T7">tu_usuario</text:span></text:p>
      <text:p text:style-name="P3"><text:span text:style-name="T17">5.</text:span> Sitúate en el directorio <text:span text:style-name="T4">ejerc</text:span><text:span text:style-name="T5">i</text:span><text:span text:style-name="T4">ci</text:span><text:span text:style-name="T5">os</text:span> utilizando la trayectoria relativa y crea <text:span text:style-name="T17">el directorio resultados. Muestra</text:span> la estructura de directorios. </text:p>
      <text:p text:style-name="P3"><text:span text:style-name="T17">6. S</text:span>ituado en el directorio <text:span text:style-name="T4">programa</text:span>, borra <text:s/>todo el directorio <text:span text:style-name="T4">ejercici</text:span><text:span text:style-name="T8">os</text:span>. Utiliza para todo este punto la trayectoria absoluta.</text:p>
      <text:p text:style-name="P3"><text:span text:style-name="T17">7.</text:span> <text:span text:style-name="T17">S</text:span>itúate en el directorio <text:span text:style-name="T4">home/</text:span><text:span text:style-name="T8">tu_usuario</text:span>, y crea dos archivos: <text:span text:style-name="T8">archivo</text:span><text:span text:style-name="T4">.dat</text:span> y <text:span text:style-name="T8">archivo</text:span><text:span text:style-name="T4">.bak</text:span>.</text:p>
      <text:p text:style-name="P6"><text:span text:style-name="Fuente_20_de_20_párrafo_20_predeter."><text:span text:style-name="T22">8.</text:span></text:span><text:span text:style-name="Fuente_20_de_20_párrafo_20_predeter."><text:span text:style-name="T21"> </text:span></text:span><text:span text:style-name="Fuente_20_de_20_párrafo_20_predeter."><text:span text:style-name="T22">E</text:span></text:span><text:span text:style-name="Fuente_20_de_20_párrafo_20_predeter."><text:span text:style-name="T21">n el directorio </text:span></text:span><text:span text:style-name="Fuente_20_de_20_párrafo_20_predeter."><text:span text:style-name="T28">/home/</text:span></text:span><text:span text:style-name="Fuente_20_de_20_párrafo_20_predeter."><text:span text:style-name="T29">tu_usuario</text:span></text:span><text:span text:style-name="Fuente_20_de_20_párrafo_20_predeter."><text:span text:style-name="T21">, crea </text:span></text:span><text:span text:style-name="Fuente_20_de_20_párrafo_20_predeter."><text:span text:style-name="T22">un</text:span></text:span><text:span text:style-name="Fuente_20_de_20_párrafo_20_predeter."><text:span text:style-name="T21"> fichero </text:span></text:span><text:span text:style-name="Fuente_20_de_20_párrafo_20_predeter."><text:span text:style-name="T22">de </text:span></text:span><text:span text:style-name="Fuente_20_de_20_párrafo_20_predeter."><text:span text:style-name="T21">texto, cuyo contenido sea la síntesis del comando cp. Utiliza: </text:span></text:span><text:span text:style-name="Fuente_20_de_20_párrafo_20_predeter."><text:span text:style-name="T26"><text:s/>man cp &gt;copiar.</text:span></text:span><text:span text:style-name="Fuente_20_de_20_párrafo_20_predeter."><text:span text:style-name="T27">txt</text:span></text:span></text:p>
      <text:p text:style-name="P6"><text:span text:style-name="Fuente_20_de_20_párrafo_20_predeter."><text:span text:style-name="T22">9.</text:span></text:span><text:span text:style-name="Fuente_20_de_20_párrafo_20_predeter."><text:span text:style-name="T21"> En el directorio </text:span></text:span><text:span text:style-name="Fuente_20_de_20_párrafo_20_predeter."><text:span text:style-name="T28">programa</text:span></text:span><text:span text:style-name="Fuente_20_de_20_párrafo_20_predeter."><text:span text:style-name="T21">, crea tres ficheros: </text:span></text:span><text:span text:style-name="Fuente_20_de_20_párrafo_20_predeter."><text:span text:style-name="T28">texto.txt</text:span></text:span><text:span text:style-name="Fuente_20_de_20_párrafo_20_predeter."><text:span text:style-name="T31">,</text:span></text:span><text:span text:style-name="Fuente_20_de_20_párrafo_20_predeter."><text:span text:style-name="T28"> texto.bak </text:span></text:span><text:span text:style-name="Fuente_20_de_20_párrafo_20_predeter."><text:span text:style-name="T31">y</text:span></text:span><text:span text:style-name="Fuente_20_de_20_párrafo_20_predeter."><text:span text:style-name="T28"> texto1.ba</text:span></text:span><text:span text:style-name="Fuente_20_de_20_párrafo_20_predeter."><text:span text:style-name="T30">s</text:span></text:span><text:span text:style-name="Fuente_20_de_20_párrafo_20_predeter."><text:span text:style-name="T21">. El contenido de cada uno de ellos respectivamente, será el de la sintaxis de las órdenes cd, md y rd. <text:s/></text:span></text:span><text:span text:style-name="Fuente_20_de_20_párrafo_20_predeter."><text:span text:style-name="T28">(sigue el ejemplo anterior)</text:span></text:span></text:p>
      <text:p text:style-name="P4"><text:span text:style-name="T18">10.</text:span> <text:span text:style-name="T18">Estando </text:span>situado en el directorio <text:span text:style-name="T4">dato</text:span><text:span text:style-name="T9">1 </text:span><text:span text:style-name="T11">(directorio activo)</text:span>, <text:span text:style-name="T18">c</text:span>opia <text:span text:style-name="T18">los archivos</text:span> del directorio <text:span text:style-name="T4">programa</text:span> cuyo nombre empieza por tex y cuyos dos primeros caracteres de la extensión sea ba, al directorio <text:span text:style-name="T4">result</text:span><text:span text:style-name="T10">ados</text:span>.</text:p>
      <text:p text:style-name="P5"><text:span text:style-name="T19">11.</text:span> Renombra en <text:span text:style-name="T4">result</text:span><text:span text:style-name="T10">ados</text:span> el fichero <text:span text:style-name="T4">texto1.bas</text:span> por <text:span text:style-name="T4">texto1.bak</text:span></text:p>
      <text:p text:style-name="P5"><text:span text:style-name="T20">12.</text:span> Cambia en el directorio <text:span text:style-name="T4">result</text:span><text:span text:style-name="T12">ados</text:span> la extensión de todos los archivos por la extensión dat.</text:p>
      <text:p text:style-name="P3"><text:span text:style-name="T20">13.</text:span> <text:span text:style-name="T20">V</text:span>isualiza por pantalla el contenido del fichero <text:span text:style-name="T4">texto.dat</text:span> del directorio <text:span text:style-name="T4">result</text:span><text:span text:style-name="T12">ados</text:span>, pero paginado.</text:p>
      <text:p text:style-name="P3"><text:span text:style-name="T20">14.</text:span> <text:span text:style-name="T33">Estando en el directorio </text:span><text:span text:style-name="T13">revisado</text:span><text:span text:style-name="T33">, directorio activo, m</text:span>ueve <text:span text:style-name="T32">un fichero</text:span> del directorio <text:span text:style-name="T4">result</text:span><text:span text:style-name="T12">ados</text:span> al directorio <text:span text:style-name="T4">datos</text:span><text:span text:style-name="T11">1</text:span> con el nombre <text:span text:style-name="T4">texto1.dat</text:span></text:p>
      <text:p text:style-name="P3"><text:span text:style-name="T34">15.</text:span> Borra todos los archivos del directorio programa cuya primera letra de la extensión sea b.</text:p>
      <text:p text:style-name="P3"><text:span text:style-name="T34">16.</text:span> <text:span text:style-name="T34">M</text:span>uestra por pantalla las últimas dos líneas de un fichero.</text:p>
      <text:p text:style-name="P16">17. Muestra por pantalla las tres primeras líneas de un fichero.</text:p>
      <text:p text:style-name="P16"/>
      <text:h text:style-name="P13" text:outline-level="3">Comando rename</text:h>
      <text:p text:style-name="P24"/>
      <text:p text:style-name="P34"><text:span text:style-name="T37"><text:tab/>El </text:span><text:span text:style-name="Strong_20_Emphasis"><text:span text:style-name="T39">comando rename </text:span></text:span><text:span text:style-name="T37">es algo más potente que el anterior porque tiene más opciones disponibles. Si vuestra distribución Linux no lo tiene instalado por defecto, se puede instalar con el comando </text:span><text:span text:style-name="Emphasis"><text:span text:style-name="T40">sudo apt install rename</text:span></text:span><text:span text:style-name="T37">. La opción que nos interesa es la «s» (de «substitute», sustituir) y el comando quedaría así:</text:span></text:p>
      <text:p text:style-name="P38"><text:span text:style-name="T35"/></text:p>
      <text:p text:style-name="P21"><text:span text:style-name="Source_20_Text"><text:span text:style-name="T38">rename 's/nombreviejo/nuevonombre/' archivo1.ext archivo24.ext</text:span></text:span></text:p>
      <text:p text:style-name="P19"/>
      <text:p text:style-name="P36"><text:span text:style-name="T105"><text:tab/></text:span>Este comando también nos permite cambiar el nombre y la extensión de muchos archivos, para lo que yo recomiendo meternos en el directorio donde estén los archivos desde el terminal. Para ello escribiremos estos comandos, siempre y cuando los archivos estén en el escritorio:</text:p>
      <text:p text:style-name="P36"/>
      <text:p text:style-name="P20"><text:span text:style-name="Source_20_Text"><text:span text:style-name="T42">cd /home/pablinux/Escritorio</text:span></text:span></text:p>
      <text:p text:style-name="P22"><text:span text:style-name="Source_20_Text"><text:span text:style-name="T106">sudo rename 's/.jpg/.png/' *</text:span></text:span></text:p>
      <text:p text:style-name="P23"/>
      <text:p text:style-name="P36">Antes de «‘s» podemos añadirle las opciones:</text:p>
      <text:list xml:id="list3917329507" text:style-name="L1">
        <text:list-item>
          <text:p text:style-name="P35"><text:span text:style-name="T41">–</text:span><text:span text:style-name="Strong_20_Emphasis"><text:span text:style-name="T39">v</text:span></text:span><text:span text:style-name="T37">: nos mostrará una lista de los archivos renombrados junto a los nuevos nombres.</text:span></text:p>
        </text:list-item>
        <text:list-item>
          <text:p text:style-name="P35"><text:span text:style-name="Strong_20_Emphasis"><text:span text:style-name="T39">-n</text:span></text:span><text:span text:style-name="T37">: hará una simulación que sólo mostrará los archivos que serán cambiados, pero no los toca.</text:span></text:p>
        </text:list-item>
        <text:list-item>
          <text:p text:style-name="P35"><text:span text:style-name="Strong_20_Emphasis"><text:span text:style-name="T39">-f</text:span></text:span><text:span text:style-name="T37">: forzará la sobreescritura de los archivos originales.</text:span></text:p>
        </text:list-item>
      </text:list>
      <text:p text:style-name="P16"/>
      <text:h text:style-name="P14" text:outline-level="3">Comando <text:span text:style-name="T113">tail</text:span></text:h>
      <text:p text:style-name="P25"/>
      <text:p text:style-name="P27"><text:span text:style-name="T84">El comando Tail </text:span><text:span text:style-name="T85">muestra</text:span><text:span text:style-name="T84"> los últimos N números o colas (tails) de un </text:span><text:span text:style-name="T85">fichero</text:span><text:span text:style-name="T84">.</text:span></text:p>
      <text:p text:style-name="P39"><text:span text:style-name="T83">Por lo general, muestra o imprime los últimos 10 números del archivo que se le proporcionó a través de la entrada estándar y entrega el resultado en la salida estándar. </text:span></text:p>
      <text:p text:style-name="P44"><text:span text:style-name="Strong_20_Emphasis"><text:span text:style-name="T70"/></text:span></text:p>
      <text:p text:style-name="P44"><text:span text:style-name="Strong_20_Emphasis"><text:span text:style-name="T71">La opción </text:span></text:span><text:span text:style-name="Strong_20_Emphasis"><text:span text:style-name="T70">–</text:span></text:span><text:span text:style-name="Strong_20_Emphasis"><text:span text:style-name="T74">n </text:span></text:span><text:span text:style-name="T70">se utiliza para generar las últimas líneas numér</text:span><text:span text:style-name="T71">i</text:span><text:span text:style-name="T70">cas en un archivo en lugar de las 10 líneas predeterminadas.</text:span></text:p>
      <text:p text:style-name="P39"><text:span text:style-name="T83"/></text:p>
      <text:p text:style-name="P37">Para ver los últimos diez números de un archivo, escribe el siguiente comando:</text:p>
      <text:p text:style-name="P37"/>
      <text:p text:style-name="P17">tail nombre_de_archivo</text:p>
      <text:p text:style-name="P37">O alternativamente:</text:p>
      <text:p text:style-name="P37"/>
      <text:p text:style-name="P17">tail ruta_de_archivo</text:p>
      <text:p text:style-name="P37">La salida mostrará las últimas 10 líneas del archivo.</text:p>
      <text:h text:style-name="P11" text:outline-level="3"><text:span text:style-name="T114">Con </text:span><text:span text:style-name="T117">Tail –n* ruta_de_archivo</text:span></text:h>
      <text:p text:style-name="P43"><text:span text:style-name="T70">El </text:span><text:span text:style-name="Strong_20_Emphasis"><text:span text:style-name="T74">* </text:span></text:span><text:span text:style-name="T70">indica el número de líneas que quieres imprimir.</text:span></text:p>
      <text:p text:style-name="P40"><text:span text:style-name="T83"/></text:p>
      <text:p text:style-name="P37">Por ejemplo, si deseamos ver dos líneas de un archivo en particular, usaremos el siguiente comando:</text:p>
      <text:p text:style-name="P37"/>
      <text:p text:style-name="P18"><text:span text:style-name="T100">tail -n2 </text:span><text:span text:style-name="T101">pepe</text:span><text:span text:style-name="T100">.txt</text:span></text:p>
      <text:p text:style-name="P43"><text:span text:style-name="Strong_20_Emphasis"><text:span text:style-name="T74">2 </text:span></text:span><text:span text:style-name="T70">es el número de archivo para ver, mientras que </text:span><text:span text:style-name="Strong_20_Emphasis"><text:span text:style-name="T75">pepe</text:span></text:span><text:span text:style-name="Strong_20_Emphasis"><text:span text:style-name="T74">.txt </text:span></text:span><text:span text:style-name="T70">define el nombre del archivo.</text:span></text:p>
      <text:h text:style-name="P12" text:outline-level="3"><text:span text:style-name="T70"/></text:h>
      <text:h text:style-name="P12" text:outline-level="3"><text:bookmark text:name="h-como-ver-el-ultimo-numero-de-bytes-de-datos"/><text:bookmark text:name="%C2%BFComo_ver_el_ultimo_numero_de_bytes_de_datos"/><text:soft-page-break/><text:span text:style-name="T104">¿Cómo ver el último número de bytes de datos?</text:span></text:h>
      <text:p text:style-name="P43"><text:span text:style-name="T70">Para ver el último número o cierto número de bytes de un archivo muy grande, usa la opción </text:span><text:span text:style-name="Strong_20_Emphasis"><text:span text:style-name="T74">-c </text:span></text:span><text:span text:style-name="T70">para simplificar la cola a mostrar.</text:span></text:p>
      <text:p text:style-name="P17">tail –c* ruta_de_archivo</text:p>
      <text:p text:style-name="P43"><text:span text:style-name="T70">Aquí el </text:span><text:span text:style-name="Strong_20_Emphasis"><text:span text:style-name="T74">* </text:span></text:span><text:span text:style-name="T70">representa el número de bytes. Reemplázalo de acuerdo a lo que deseas ver.</text:span></text:p>
      <text:h text:style-name="P10" text:outline-level="3"><text:bookmark text:name="h-como-vigilar-un-archivo-para-ver-los-cambios"/><text:bookmark text:name="%C2%BFComo_vigilar_un_archivo_para_ver_los_cambios"/>¿Cómo vigilar un archivo para ver los cambios?</text:h>
      <text:p text:style-name="P43"><text:span text:style-name="T70">Para examinar un archivo en busca de variaciones, usa el comando tail en Linux seguido de la opción </text:span><text:span text:style-name="Strong_20_Emphasis"><text:span text:style-name="T74">-f</text:span></text:span><text:span text:style-name="T70">. Este comando es útil al ver las últimas diez líneas de un archivo. Esta opción se usa comúnmente para rastrear archivos de registro en tiempo real. Para nuestro archivo </text:span><text:span text:style-name="Strong_20_Emphasis"><text:span text:style-name="T76">pepe</text:span></text:span><text:span text:style-name="Strong_20_Emphasis"><text:span text:style-name="T74">.txt</text:span></text:span><text:span text:style-name="T70">, el comando se vería así:</text:span></text:p>
      <text:p text:style-name="P18"><text:span text:style-name="T102">tail -f </text:span><text:span text:style-name="T103">pepe</text:span><text:span text:style-name="T102">.txt</text:span></text:p>
      <text:p text:style-name="P37">Las versiones más recientes de los comandos tail también le permiten al usuario ver múltiples archivos o carpetas. Cuando el archivo original cambia, el encabezado mostrará en qué línea alguien realizó los cambios.</text:p>
      <text:h text:style-name="P8" text:outline-level="2"><text:bookmark text:name="h-como-usar-el-comando-tail-con-otros-comandos-de-linux"/><text:bookmark text:name="%C2%BFComo_usar_el_comando_tail_con_otros_comandos_de_Linux"/>¿Cómo usar el comando tail con otros comandos de Linux?</text:h>
      <text:p text:style-name="P37">Los comandos tail se pueden usar junto con otras funciones de línea de comandos de Linux. Aquí, vamos a usar el comando tail con:</text:p>
      <text:p text:style-name="P37"/>
      <text:p text:style-name="P37">Aquí, queremos ver la salida del comando tail en orden inverso.</text:p>
      <text:p text:style-name="P17">tail –n* nombre_de_archivo | sort -r</text:p>
      <text:p text:style-name="P43"><text:span text:style-name="T70">La primera parte del comando es como lo usamos antes, luego lo separamos con </text:span><text:span text:style-name="Strong_20_Emphasis"><text:span text:style-name="T74">| </text:span></text:span><text:span text:style-name="T70">para indicar lo que sigue, </text:span><text:span text:style-name="Strong_20_Emphasis"><text:span text:style-name="T74">sort -r</text:span></text:span><text:span text:style-name="T70">, que ordenará la salida en orden inverso.</text:span></text:p>
      <text:p text:style-name="P40"><text:span text:style-name="T83"/></text:p>
      <text:p text:style-name="P37">Con la ayuda del siguiente ejemplo, veremos los siete archivos o carpetas modificados hace más tiempo.</text:p>
      <text:p text:style-name="P37"><text:soft-page-break/>Para ver esto, la salida del comando ls se une al comando tail. Tendría que verse así:</text:p>
      <text:p text:style-name="P17">ls -l | tail -n8</text:p>
      <text:p text:style-name="P17"/>
      <text:p text:style-name="P17"/>
      <text:h text:style-name="P9" text:outline-level="3"><text:span text:style-name="T88">Comando </text:span><text:span text:style-name="T90">head</text:span></text:h>
      <text:p text:style-name="P41"><text:span text:style-name="T90"/></text:p>
      <text:p text:style-name="P45"><text:span text:style-name="T69">Se usa igual que tail pero las primeras líneas o bytes.</text:span></text:p>
      <text:p text:style-name="P45"><text:span text:style-name="T69"/></text:p>
      <text:p text:style-name="P46"><text:span text:style-name="T80"/></text:p>
      <text:h text:style-name="P7" text:outline-level="1"><text:bookmark text:name="comodines-linux"/><text:span text:style-name="T80">Comodines linux</text:span></text:h>
      <text:p text:style-name="P26">En Linux existen algunas opciones que facilitan el uso de los comandos tales como:</text:p>
      <text:list xml:id="list1452243563" text:style-name="L2">
        <text:list-item>
          <text:p text:style-name="P47">(?): Se utiliza para reemplazar un carácter cualquiera.</text:p>
        </text:list-item>
        <text:list-item>
          <text:p text:style-name="P47">(*): Se utiliza para reemplazar una cadena de caracteres.</text:p>
        </text:list-item>
        <text:list-item>
          <text:p text:style-name="P47">[ ]: Se utiliza para agrupar diferentes caracteres.</text:p>
        </text:list-item>
        <text:list-item>
          <text:p text:style-name="P28">(-) : Se utiliza para determinar un rango de caracteres. EJ: a-f estamos reemplazando los caracteres de la A a la F.</text:p>
        </text:list-item>
        <text:list-item>
          <text:p text:style-name="P28">(!) : se utiliza para determinar el complemento o el inverso a uno o varios caracteres. EJ: !af hace referencia a todos los caracteres menos a la A y a la F.</text:p>
        </text:list-item>
      </text:list>
      <text:p text:style-name="P26">Ejemplo:</text:p>
      <text:p text:style-name="P26">Listar todos los ficheros que comiencen con la letra A.</text:p>
      <text:list xml:id="list3294536497" text:style-name="L3">
        <text:list-item>
          <text:p text:style-name="P29">Ls a*</text:p>
        </text:list-item>
      </text:list>
      <text:p text:style-name="P26">Listar todos los ficheros que terminen en 1 y que sean de 5 caracteres incluido el 1.</text:p>
      <text:list xml:id="list3662245018" text:style-name="L4">
        <text:list-item>
          <text:p text:style-name="P30">Ls ????1</text:p>
        </text:list-item>
      </text:list>
      <text:p text:style-name="P26">Listar los archivos de al menos 3 caracteres que comiencen con B.</text:p>
      <text:list xml:id="list2329101892" text:style-name="L5">
        <text:list-item>
          <text:p text:style-name="P31">Ls b??*</text:p>
        </text:list-item>
      </text:list>
      <text:p text:style-name="P26">Listar todos los ficheros que terminen en 1 o 2:</text:p>
      <text:list xml:id="list3625585316" text:style-name="L6">
        <text:list-item>
          <text:p text:style-name="P32">Ls *[1-2]</text:p>
        </text:list-item>
      </text:list>
      <text:p text:style-name="P26">Listar todos los archivos que terminen del 1 al 9 menos el 2:</text:p>
      <text:list xml:id="list344718358" text:style-name="L7">
        <text:list-item>
          <text:p text:style-name="P33">Ls*[ !2 ]</text:p>
        </text:list-item>
      </text:list>
      <text:p text:style-name="P42"><text:span text:style-name="T8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aco" svg:font-family="Monaco, Consolas, 'Bitstream Vera Sans Mono', 'Courier New', Courier, monospace"/>
    <style:font-face style:name="Muli" svg:font-family="Muli, sans-serif"/>
    <style:font-face style:name="SFMono-Regular" svg:font-family="SFMono-Regular, Menlo, Monaco, Consolas, 'Liberation Mono', 'Courier New', monospace"/>
    <style:font-face style:name="apple-system" svg:font-family="apple-system, BlinkMacSystemFont, 'Segoe UI', Roboto, Oxygen-Sans, Ubuntu, Cantarell, 'Helvetica Neue', sans-serif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s" fo:country="ES" fo:font-style="normal" fo:text-shadow="none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s" fo:country="ES" fo:font-style="normal" fo:text-shadow="none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padding="0cm" fo:border="none" style:shadow="none"/>
      <style:text-properties fo:hyphenate="false" loext:hyphenation-no-caps="false"/>
    </style:style>
    <style:style style:name="LO-Normal" style:family="paragraph">
      <style:paragraph-properties fo:hyphenation-ladder-count="no-limit" fo:padding="0cm" fo:border="none" style:shadow="none"/>
      <style:text-properties fo:font-size="12pt" style:font-size-asian="12pt" style:font-size-complex="12pt" fo:hyphenate="false" loext:hyphenation-no-caps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Ejercicios de linux básicos</dc:title>
    <meta:initial-creator>fina</meta:initial-creator>
    <meta:creation-date>2015-05-17T18:47:00Z</meta:creation-date>
    <dc:date>2024-02-26T16:17:35.867000000</dc:date>
    <meta:print-date>1601-01-01T00:00:00Z</meta:print-date>
    <meta:editing-cycles>21</meta:editing-cycles>
    <meta:editing-duration>PT1H24M55S</meta:editing-duration>
    <meta:document-statistic meta:table-count="0" meta:image-count="0" meta:object-count="0" meta:page-count="5" meta:paragraph-count="88" meta:word-count="1066" meta:character-count="6576" meta:non-whitespace-character-count="5416"/>
    <meta:template xlink:type="simple" xlink:actuate="onRequest" xlink:title="" xlink:href="file:///C:/Users/dpto/Downloads/actvidad%208.2.odt/Normal"/>
  </office:meta>
</office:document-meta>
</file>